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44af" officeooo:paragraph-rsid="000e44af"/>
    </style:style>
    <style:style style:name="P2" style:family="paragraph" style:parent-style-name="Standard">
      <style:text-properties officeooo:rsid="000fc90c" officeooo:paragraph-rsid="000fc90c"/>
    </style:style>
    <style:style style:name="P3" style:family="paragraph" style:parent-style-name="Standard">
      <style:text-properties officeooo:rsid="00102a7b" officeooo:paragraph-rsid="00102a7b"/>
    </style:style>
    <style:style style:name="P4" style:family="paragraph" style:parent-style-name="Standard">
      <style:text-properties officeooo:rsid="001839d8" officeooo:paragraph-rsid="001839d8"/>
    </style:style>
    <style:style style:name="P5" style:family="paragraph" style:parent-style-name="Standard">
      <style:text-properties officeooo:rsid="00195e26" officeooo:paragraph-rsid="00195e26"/>
    </style:style>
    <style:style style:name="P6" style:family="paragraph" style:parent-style-name="Standard">
      <style:text-properties officeooo:rsid="00195e26" officeooo:paragraph-rsid="001d0921"/>
    </style:style>
    <style:style style:name="P7" style:family="paragraph" style:parent-style-name="Standard">
      <style:text-properties officeooo:rsid="00195e26" officeooo:paragraph-rsid="001ebfb4"/>
    </style:style>
    <style:style style:name="P8" style:family="paragraph" style:parent-style-name="Standard">
      <style:text-properties officeooo:rsid="001b329d" officeooo:paragraph-rsid="001b329d"/>
    </style:style>
    <style:style style:name="P9" style:family="paragraph" style:parent-style-name="Standard">
      <style:text-properties officeooo:rsid="001ebfb4" officeooo:paragraph-rsid="001ebfb4"/>
    </style:style>
    <style:style style:name="P10" style:family="paragraph" style:parent-style-name="Standard">
      <style:text-properties officeooo:rsid="001ca315" officeooo:paragraph-rsid="001f320e"/>
    </style:style>
    <style:style style:name="P11" style:family="paragraph" style:parent-style-name="Standard">
      <style:text-properties officeooo:rsid="001e9990" officeooo:paragraph-rsid="001ebfb4"/>
    </style:style>
    <style:style style:name="P12" style:family="paragraph" style:parent-style-name="Standard">
      <style:text-properties officeooo:rsid="0028c6f1" officeooo:paragraph-rsid="002a43de"/>
    </style:style>
    <style:style style:name="P13" style:family="paragraph" style:parent-style-name="Standard">
      <style:text-properties officeooo:rsid="00102a7b" officeooo:paragraph-rsid="00102a7b"/>
    </style:style>
    <style:style style:name="P14" style:family="paragraph" style:parent-style-name="Standard">
      <style:text-properties officeooo:rsid="002a43de" officeooo:paragraph-rsid="002a43de"/>
    </style:style>
    <style:style style:name="P15" style:family="paragraph" style:parent-style-name="Standard">
      <style:text-properties officeooo:rsid="000e44af" officeooo:paragraph-rsid="000e44af"/>
    </style:style>
    <style:style style:name="P16" style:family="paragraph" style:parent-style-name="Standard">
      <style:text-properties officeooo:rsid="0035f3ab" officeooo:paragraph-rsid="0035f3ab"/>
    </style:style>
    <style:style style:name="P17" style:family="paragraph" style:parent-style-name="Standard">
      <style:text-properties officeooo:rsid="0037b9e0" officeooo:paragraph-rsid="0037b9e0"/>
    </style:style>
    <style:style style:name="T1" style:family="text">
      <style:text-properties officeooo:rsid="001d0921"/>
    </style:style>
    <style:style style:name="T2" style:family="text">
      <style:text-properties officeooo:rsid="001e9990"/>
    </style:style>
    <style:style style:name="T3" style:family="text">
      <style:text-properties officeooo:rsid="0021c86d"/>
    </style:style>
    <style:style style:name="T4" style:family="text">
      <style:text-properties officeooo:rsid="00238dcc"/>
    </style:style>
    <style:style style:name="T5" style:family="text">
      <style:text-properties officeooo:rsid="00255c8b"/>
    </style:style>
    <style:style style:name="T6" style:family="text">
      <style:text-properties officeooo:rsid="00268c01"/>
    </style:style>
    <style:style style:name="T7" style:family="text">
      <style:text-properties officeooo:rsid="00276701"/>
    </style:style>
    <style:style style:name="T8" style:family="text">
      <style:text-properties officeooo:rsid="0011e59b"/>
    </style:style>
    <style:style style:name="T9" style:family="text">
      <style:text-properties officeooo:rsid="002b6e16"/>
    </style:style>
    <style:style style:name="T10" style:family="text">
      <style:text-properties officeooo:rsid="003111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On Selecting Heuristic Functions for Domain-Independent Planning.</text:p>
      <text:p text:style-name="P2">Santiago Franco, Levi Lelis, Marvin Abisrror.</text:p>
      <text:p text:style-name="P2"/>
      <text:p text:style-name="P3">Introduction:</text:p>
      <text:p text:style-name="P3"/>
      <text:p text:style-name="P14">The writers want to show their new approach for selection subset of heuristic<text:span text:style-name="T10">s</text:span> functions for domain-independent planning. <text:span text:style-name="T9">The objective of this research is to make selection of heuristics from a large set of heuristics with the goal of reducing the running time of the search algorithm employing the subset functions. The writer's ideas about selection seems especially relevant for search algorithms because it might guides the search of the solution using the most promising heuristics. I think this research provides clear and coherent explanation about how to develop the approach and also gives a good contribution to the field of Heuristic Search.</text:span></text:p>
      <text:p text:style-name="P1"/>
      <text:p text:style-name="P16">Summary:</text:p>
      <text:p text:style-name="P16"/>
      <text:p text:style-name="P17">Research about maximazing submodular set functions </text:p>
      <text:p text:style-name="P1"/>
      <text:p text:style-name="P1"/>
      <text:p text:style-name="P4">Body:</text:p>
      <text:p text:style-name="P4">1.- Summary/Description of original</text:p>
      <text:p text:style-name="P4"/>
      <text:p text:style-name="P6">The writer's evidences about other approaches are Rayner et al., (2013) and Barley et al., (2014). Rayner's approach maximizes the average heuristic value and Barney's RIDA* system is the most similar to what the writer poses. <text:s/></text:p>
      <text:p text:style-name="P5"/>
      <text:p text:style-name="P8">2.- Evaluation of the text</text:p>
      <text:p text:style-name="P8"/>
      <text:p text:style-name="P7"><text:span text:style-name="T1">The writer's insights, and ideas for action are relevant. </text:span>I<text:span text:style-name="T1">n that way, I think</text:span> the writer approach's contribution is that minimizes the search tree size and that is able to evaluate a set of heuristics with thousands of elements. <text:span text:style-name="T2">These improvements provide a great contribution in selection.</text:span></text:p>
      <text:p text:style-name="P7"/>
      <text:p text:style-name="P9">Conclusion</text:p>
      <text:p text:style-name="P9"/>
      <text:p text:style-name="P10"><text:span text:style-name="T5">In sum, t</text:span>he <text:span text:style-name="T6">writer</text:span> want<text:span text:style-name="T7">s</text:span> to develop an approach of selection of heuristics <text:span text:style-name="T3">with the objective to reducing the running time of the search algorithm. Also,</text:span> they want <text:span text:style-name="T4">to</text:span> probe that the problem of finding the optimal subset of size N of a set of heuristics for a given problem task is supermodular with respect to the search tree size. They probe that doing experiments in the planner (Fast-Downward) and present their results.</text:p>
      <text:p text:style-name="P7"/>
      <text:p text:style-name="P7"/>
      <text:p text:style-name="P7"/>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19:06:10.205108682</meta:creation-date>
    <dc:date>2015-07-08T17:29:55.541479688</dc:date>
    <meta:editing-duration>PT3H40M</meta:editing-duration>
    <meta:editing-cycles>37</meta:editing-cycles>
    <meta:generator>LibreOffice/4.3.7.2$Linux_X86_64 LibreOffice_project/430m0$Build-2</meta:generator>
    <meta:document-statistic meta:table-count="0" meta:image-count="0" meta:object-count="0" meta:page-count="1" meta:paragraph-count="14" meta:word-count="291" meta:character-count="1861" meta:non-whitespace-character-count="1579"/>
  </office:meta>
</office:document-meta>
</file>